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Verdana" svg:font-family="Verdana, Genev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3d3c" officeooo:paragraph-rsid="000e3d3c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officeooo:rsid="000e3d3c" officeooo:paragraph-rsid="000e3d3c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3d3c" officeooo:paragraph-rsid="000e3d3c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e3d3c"/>
    </style:style>
    <style:style style:name="T1" style:family="text">
      <style:text-properties fo:font-variant="normal" fo:text-transform="none" fo:color="#222222" loext:opacity="100%" style:font-name="Verdana" fo:letter-spacing="normal" fo:font-style="normal"/>
    </style:style>
    <style:style style:name="T2" style:family="text">
      <style:text-properties fo:font-variant="normal" fo:text-transform="none" fo:color="#222222" loext:opacity="100%" style:font-name="Verdana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Verdana" fo:letter-spacing="normal" fo:font-style="normal" style:text-underline-style="none" fo:font-weight="normal" officeooo:rsid="000e3d3c" style:font-weight-asian="normal" style:font-weight-complex="normal"/>
    </style:style>
    <style:style style:name="T4" style:family="text">
      <style:text-properties fo:font-variant="normal" fo:text-transform="none" fo:color="#222222" loext:opacity="100%" style:font-name="Verdana" fo:font-size="11pt" fo:letter-spacing="normal" fo:font-style="normal" style:text-underline-style="none" fo:font-weight="normal" officeooo:rsid="000e3d3c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222222" loext:opacity="100%" style:font-name="Verdana" fo:font-size="11pt" fo:letter-spacing="normal" fo:font-style="normal" fo:font-weight="normal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47in" fo:text-indent="-0.25in" fo:margin-left="0.804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47in" fo:text-indent="-0.25in" fo:margin-left="1.054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47in" fo:text-indent="-0.25in" fo:margin-left="1.304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47in" fo:text-indent="-0.25in" fo:margin-left="1.554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47in" fo:text-indent="-0.25in" fo:margin-left="1.804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47in" fo:text-indent="-0.25in" fo:margin-left="2.054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47in" fo:text-indent="-0.25in" fo:margin-left="2.304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47in" fo:text-indent="-0.25in" fo:margin-left="2.554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47in" fo:text-indent="-0.25in" fo:margin-left="2.804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47in" fo:text-indent="-0.25in" fo:margin-left="3.054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83in" fo:text-indent="-0.25in" fo:margin-left="2.8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83in" fo:text-indent="-0.25in" fo:margin-left="3.058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ing Scheme Kiswahili 7</text:p>
      <text:p text:style-name="P1"/>
      <text:list xml:id="list2529478934" text:style-name="L1">
        <text:list-item>
          <text:p text:style-name="P2">2003</text:p>
        </text:list-item>
        <text:list-item>
          <text:p text:style-name="P2">Michael Jordan</text:p>
        </text:list-item>
        <text:list-item>
          <text:p text:style-name="P2">Congo Theatre, Chicago</text:p>
        </text:list-item>
        <text:list-item>
          <text:p text:style-name="P3"><text:span text:style-name="T1">The Express: The Ernie Davis Story.</text:span></text:p>
        </text:list-item>
        <text:list-item>
          <text:p text:style-name="P4"><text:span text:style-name="T4">alionekana, alicheza</text:span><text:span text:style-name="T5">, alifukuzwa, kuchukuliwa, Aliendelea, akiandika, iliyotumbuizwa, iliingia</text:span><text:span text:style-name="T2">, aliigiza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Verdana" svg:font-family="Verdana, Genev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8T22:12:41.092000000</meta:creation-date>
    <dc:date>2020-09-08T22:55:20.873000000</dc:date>
    <meta:editing-duration>PT8S</meta:editing-duration>
    <meta:editing-cycles>1</meta:editing-cycles>
    <meta:document-statistic meta:table-count="0" meta:image-count="0" meta:object-count="0" meta:page-count="1" meta:paragraph-count="6" meta:word-count="30" meta:character-count="215" meta:non-whitespace-character-count="196"/>
    <meta:generator>LibreOffice/7.0.0.3$Windows_X86_64 LibreOffice_project/8061b3e9204bef6b321a21033174034a5e2ea88e</meta:generator>
  </office:meta>
</office:document-meta>
</file>